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2c35" officeooo:paragraph-rsid="001e2c35"/>
    </style:style>
    <style:style style:name="P2" style:family="paragraph" style:parent-style-name="Standard">
      <style:paragraph-properties fo:text-align="start" style:justify-single-word="false"/>
      <style:text-properties fo:font-size="8pt" fo:font-weight="normal" officeooo:rsid="001e2c35" officeooo:paragraph-rsid="001e2c35" style:font-size-asian="7pt" style:font-weight-asian="normal" style:font-size-complex="8pt" style:font-weight-complex="normal"/>
    </style:style>
    <style:style style:name="P3" style:family="paragraph" style:parent-style-name="Standard">
      <style:paragraph-properties fo:text-align="start" style:justify-single-word="false"/>
      <style:text-properties fo:font-size="8pt" fo:font-weight="normal" officeooo:rsid="0029d27a" officeooo:paragraph-rsid="0029d27a" style:font-size-asian="7pt" style:font-weight-asian="normal" style:font-size-complex="8pt" style:font-weight-complex="normal"/>
    </style:style>
    <style:style style:name="P4" style:family="paragraph" style:parent-style-name="Standard">
      <style:paragraph-properties fo:text-align="start" style:justify-single-word="false"/>
      <style:text-properties fo:font-size="10pt" fo:font-weight="bold" officeooo:rsid="001e2c35" officeooo:paragraph-rsid="001e2c35" style:font-size-asian="8.75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bold" officeooo:rsid="0029d27a" officeooo:paragraph-rsid="0029d27a" style:font-size-asian="8.75pt" style:font-weight-asian="bold" style:font-size-complex="10pt" style:font-weight-complex="bold"/>
    </style:style>
    <style:style style:name="T1" style:family="text">
      <style:text-properties officeooo:rsid="002022eb"/>
    </style:style>
    <style:style style:name="T2" style:family="text">
      <style:text-properties officeooo:rsid="0021ca4f"/>
    </style:style>
    <style:style style:name="T3" style:family="text">
      <style:text-properties officeooo:rsid="002229f2"/>
    </style:style>
    <style:style style:name="T4" style:family="text">
      <style:text-properties officeooo:rsid="0029d27a"/>
    </style:style>
    <style:style style:name="T5" style:family="text">
      <style:text-properties officeooo:rsid="002bc5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235(workname)</text:p>
      <text:p text:style-name="P1"/>
      <text:p text:style-name="P1"/>
      <text:p text:style-name="P4">Intro</text:p>
      <text:p text:style-name="P2">U235 is a cold-war themed strategy game where players control factions that are fighting for control of islands. The game is supposed to focus on testing simultan<text:span text:style-name="T2">e</text:span>ous turn<text:span text:style-name="T2">s</text:span>(<text:span text:style-name="T3">every players</text:span> turn is at the same time) variable time-step(players have n <text:span text:style-name="T4">amount of</text:span> time to decide their actions, be that <text:span text:style-name="T4">either</text:span> 1 minute or 1 day) based game progress, cut-throat diplomacy and <text:span text:style-name="T1">espionage. Each faction controls three different types of units, which all have their own capabilities. Units are used to wrestle control over islands that form circular rims. More islands controlled means more units for faction. The game is supposed to be able to be played locally or via internet using primitive null-terminated string based communication between clients and server.</text:span></text:p>
      <text:p text:style-name="P2"/>
      <text:p text:style-name="P5">Simultaneous turn-based gameplay</text:p>
      <text:p text:style-name="P3"/>
      <text:p text:style-name="P2"/>
      <text:p text:style-name="P2">TODO:</text:p>
      <text:p text:style-name="P2">-victory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1:56:27.827000000</meta:creation-date>
    <dc:date>2016-11-07T22:27:08.881000000</dc:date>
    <meta:editing-duration>PT19M17S</meta:editing-duration>
    <meta:editing-cycles>10</meta:editing-cycles>
    <meta:generator>LibreOffice/5.1.0.3$Windows_x86 LibreOffice_project/5e3e00a007d9b3b6efb6797a8b8e57b51ab1f737</meta:generator>
    <meta:document-statistic meta:table-count="0" meta:image-count="0" meta:object-count="0" meta:page-count="1" meta:paragraph-count="6" meta:word-count="127" meta:character-count="827" meta:non-whitespace-character-count="706"/>
  </office:meta>
</office:document-meta>
</file>